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color="#ffffff"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ARAMETERS A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S_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Before</text:p>
          </table:table-cell>
          <table:table-cell table:style-name="ce5" office:value-type="string" calcext:value-type="string">
            <text:p>After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Iteration</text:p>
          </table:table-cell>
          <table:table-cell table:number-columns-repeated="2" table:style-name="ce2" office:value-type="string" calcext:value-type="string">
            <text:p>SNR</text:p>
          </table:table-cell>
          <table:table-cell table:style-name="ce2" office:value-type="string" calcext:value-type="string">
            <text:p>SSIM</text:p>
          </table:table-cell>
          <table:table-cell table:style-name="ce2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1_Raw Image</text:p>
          </table:table-cell>
          <table:table-cell office:value-type="float" office:value="7000" calcext:value-type="float">
            <text:p>7000</text:p>
          </table:table-cell>
          <table:table-cell office:value-type="float" office:value="53.6648310280896" calcext:value-type="float">
            <text:p>53.6648310281</text:p>
          </table:table-cell>
          <table:table-cell office:value-type="float" office:value="1193.02476469" calcext:value-type="float">
            <text:p>1193.02476469</text:p>
          </table:table-cell>
          <table:table-cell office:value-type="float" office:value="0.146668479823" calcext:value-type="float">
            <text:p>0.1466684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_R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59.4711084801157" calcext:value-type="float">
            <text:p>59.4711084801</text:p>
          </table:table-cell>
          <table:table-cell office:value-type="float" office:value="459.086704021" calcext:value-type="float">
            <text:p>459.086704021</text:p>
          </table:table-cell>
          <table:table-cell office:value-type="float" office:value="0.308979750716" calcext:value-type="float">
            <text:p>0.3089797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_Raw Image</text:p>
          </table:table-cell>
          <table:table-cell office:value-type="float" office:value="6000" calcext:value-type="float">
            <text:p>6000</text:p>
          </table:table-cell>
          <table:table-cell office:value-type="float" office:value="60.5127134868156" calcext:value-type="float">
            <text:p>60.5127134868</text:p>
          </table:table-cell>
          <table:table-cell office:value-type="float" office:value="459.363290465" calcext:value-type="float">
            <text:p>459.363290465</text:p>
          </table:table-cell>
          <table:table-cell office:value-type="float" office:value="0.200668412777" calcext:value-type="float">
            <text:p>0.200668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0.2895776929278" calcext:value-type="float">
            <text:p>60.2895776929</text:p>
          </table:table-cell>
          <table:table-cell office:value-type="float" office:value="533.637767528" calcext:value-type="float">
            <text:p>533.637767528</text:p>
          </table:table-cell>
          <table:table-cell office:value-type="float" office:value="0.255950708461" calcext:value-type="float">
            <text:p>0.2559507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72.8228793697367" calcext:value-type="float">
            <text:p>72.8228793697</text:p>
          </table:table-cell>
          <table:table-cell office:value-type="float" office:value="1640.26117434" calcext:value-type="float">
            <text:p>1640.26117434</text:p>
          </table:table-cell>
          <table:table-cell office:value-type="float" office:value="0.110736194044" calcext:value-type="float">
            <text:p>0.11073619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_Raw Image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61.9327850406398" calcext:value-type="float">
            <text:p>61.9327850406</text:p>
          </table:table-cell>
          <table:table-cell table:style-name="ce3" office:value-type="float" office:value="2800.50438544" calcext:value-type="float">
            <text:p>2800.50438544</text:p>
          </table:table-cell>
          <table:table-cell table:style-name="ce3" office:value-type="float" office:value="0.0559606979765" calcext:value-type="float">
            <text:p>0.05596069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7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6.6729313723384" calcext:value-type="float">
            <text:p>66.6729313723</text:p>
          </table:table-cell>
          <table:table-cell office:value-type="float" office:value="1976.13268854" calcext:value-type="float">
            <text:p>1976.13268854</text:p>
          </table:table-cell>
          <table:table-cell office:value-type="float" office:value="0.124563754543" calcext:value-type="float">
            <text:p>0.1245637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4.3977470242916" calcext:value-type="float">
            <text:p>64.3977470243</text:p>
          </table:table-cell>
          <table:table-cell office:value-type="float" office:value="4681.06409571" calcext:value-type="float">
            <text:p>4681.06409571</text:p>
          </table:table-cell>
          <table:table-cell office:value-type="float" office:value="0.0604791097956" calcext:value-type="float">
            <text:p>0.0604791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65.3222911711818" calcext:value-type="float">
            <text:p>65.3222911712</text:p>
          </table:table-cell>
          <table:table-cell office:value-type="float" office:value="1995.87892985" calcext:value-type="float">
            <text:p>1995.87892985</text:p>
          </table:table-cell>
          <table:table-cell office:value-type="float" office:value="0.0902826247572" calcext:value-type="float">
            <text:p>0.0902826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59.2045137699582" calcext:value-type="float">
            <text:p>59.20451377</text:p>
          </table:table-cell>
          <table:table-cell office:value-type="float" office:value="2142.09333788" calcext:value-type="float">
            <text:p>2142.09333788</text:p>
          </table:table-cell>
          <table:table-cell office:value-type="float" office:value="0.105198754055" calcext:value-type="float">
            <text:p>0.105198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_Raw Image</text:p>
          </table:table-cell>
          <table:table-cell office:value-type="float" office:value="7000" calcext:value-type="float">
            <text:p>7000</text:p>
          </table:table-cell>
          <table:table-cell office:value-type="float" office:value="60.0357720315209" calcext:value-type="float">
            <text:p>60.0357720315</text:p>
          </table:table-cell>
          <table:table-cell office:value-type="float" office:value="1762.80843831" calcext:value-type="float">
            <text:p>1762.80843831</text:p>
          </table:table-cell>
          <table:table-cell office:value-type="float" office:value="0.114420500364" calcext:value-type="float">
            <text:p>0.114420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54.4122431646554" calcext:value-type="float">
            <text:p>54.4122431647</text:p>
          </table:table-cell>
          <table:table-cell office:value-type="float" office:value="1681.2468002" calcext:value-type="float">
            <text:p>1681.2468002</text:p>
          </table:table-cell>
          <table:table-cell office:value-type="float" office:value="0.112772163832" calcext:value-type="float">
            <text:p>0.112772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0.6730258697626" calcext:value-type="float">
            <text:p>60.6730258698</text:p>
          </table:table-cell>
          <table:table-cell office:value-type="float" office:value="1922.21215678" calcext:value-type="float">
            <text:p>1922.21215678</text:p>
          </table:table-cell>
          <table:table-cell office:value-type="float" office:value="0.137326861831" calcext:value-type="float">
            <text:p>0.1373268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1.3775861239126" calcext:value-type="float">
            <text:p>61.3775861239</text:p>
          </table:table-cell>
          <table:table-cell office:value-type="float" office:value="2693.32227108" calcext:value-type="float">
            <text:p>2693.32227108</text:p>
          </table:table-cell>
          <table:table-cell office:value-type="float" office:value="0.144918607366" calcext:value-type="float">
            <text:p>0.1449186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_Raw Image</text:p>
          </table:table-cell>
          <table:table-cell office:value-type="float" office:value="7000" calcext:value-type="float">
            <text:p>7000</text:p>
          </table:table-cell>
          <table:table-cell office:value-type="float" office:value="60.0749105009897" calcext:value-type="float">
            <text:p>60.074910501</text:p>
          </table:table-cell>
          <table:table-cell office:value-type="float" office:value="1288.74094557" calcext:value-type="float">
            <text:p>1288.74094557</text:p>
          </table:table-cell>
          <table:table-cell office:value-type="float" office:value="0.226248277219" calcext:value-type="float">
            <text:p>0.2262482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2.0966117864344" calcext:value-type="float">
            <text:p>62.0966117864</text:p>
          </table:table-cell>
          <table:table-cell office:value-type="float" office:value="2217.4945237" calcext:value-type="float">
            <text:p>2217.4945237</text:p>
          </table:table-cell>
          <table:table-cell office:value-type="float" office:value="0.080539651563" calcext:value-type="float">
            <text:p>0.0805396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61.8406796876629" calcext:value-type="float">
            <text:p>61.8406796877</text:p>
          </table:table-cell>
          <table:table-cell office:value-type="float" office:value="298.238483584" calcext:value-type="float">
            <text:p>298.238483584</text:p>
          </table:table-cell>
          <table:table-cell office:value-type="float" office:value="0.402653757639" calcext:value-type="float">
            <text:p>0.402653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1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53.8016726221835" calcext:value-type="float">
            <text:p>53.8016726222</text:p>
          </table:table-cell>
          <table:table-cell office:value-type="float" office:value="812.480417749" calcext:value-type="float">
            <text:p>812.480417749</text:p>
          </table:table-cell>
          <table:table-cell office:value-type="float" office:value="0.214049090375" calcext:value-type="float">
            <text:p>0.214049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2_Raw Image</text:p>
          </table:table-cell>
          <table:table-cell office:value-type="float" office:value="8000" calcext:value-type="float">
            <text:p>8000</text:p>
          </table:table-cell>
          <table:table-cell office:value-type="float" office:value="54.8521396762966" calcext:value-type="float">
            <text:p>54.8521396763</text:p>
          </table:table-cell>
          <table:table-cell office:value-type="float" office:value="2352.9939966" calcext:value-type="float">
            <text:p>2352.9939966</text:p>
          </table:table-cell>
          <table:table-cell office:value-type="float" office:value="0.0971296626551" calcext:value-type="float">
            <text:p>0.0971296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3_Raw Image</text:p>
          </table:table-cell>
          <table:table-cell office:value-type="float" office:value="9000" calcext:value-type="float">
            <text:p>9000</text:p>
          </table:table-cell>
          <table:table-cell office:value-type="float" office:value="52.9843753253722" calcext:value-type="float">
            <text:p>52.9843753254</text:p>
          </table:table-cell>
          <table:table-cell office:value-type="float" office:value="544.978800036" calcext:value-type="float">
            <text:p>544.978800036</text:p>
          </table:table-cell>
          <table:table-cell office:value-type="float" office:value="0.15746146261" calcext:value-type="float">
            <text:p>0.157461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2_Raw Image</text:p>
          </table:table-cell>
          <table:table-cell office:value-type="float" office:value="7000" calcext:value-type="float">
            <text:p>7000</text:p>
          </table:table-cell>
          <table:table-cell office:value-type="float" office:value="59.301456603982" calcext:value-type="float">
            <text:p>59.301456604</text:p>
          </table:table-cell>
          <table:table-cell office:value-type="float" office:value="1142.10775157" calcext:value-type="float">
            <text:p>1142.10775157</text:p>
          </table:table-cell>
          <table:table-cell office:value-type="float" office:value="0.118344104907" calcext:value-type="float">
            <text:p>0.11834410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_1_Raw Image</text:p>
          </table:table-cell>
          <table:table-cell office:value-type="float" office:value="10000" calcext:value-type="float">
            <text:p>10000</text:p>
          </table:table-cell>
          <table:table-cell office:value-type="float" office:value="53.7891022323837" calcext:value-type="float">
            <text:p>53.7891022324</text:p>
          </table:table-cell>
          <table:table-cell office:value-type="float" office:value="3010.3202702" calcext:value-type="float">
            <text:p>3010.3202702</text:p>
          </table:table-cell>
          <table:table-cell office:value-type="float" office:value="0.0949958768635" calcext:value-type="float">
            <text:p>0.0949958769</text:p>
          </table:table-cell>
          <table:table-cell office:value-type="string" calcext:value-type="string">
            <text:p>This is the only one where the 10000<text:span text:style-name="T1">th</text:span> iteration was actually saved because I changed the code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formula="of:=AVERAGE([.C4:.C25])" office:value-type="float" office:value="59.9786797300569" calcext:value-type="float">
            <text:p>59.9786797301</text:p>
          </table:table-cell>
          <table:table-cell table:formula="of:=AVERAGE([.D4:.D25])" office:value-type="float" office:value="1709.45418153832" calcext:value-type="float">
            <text:p>1709.4541815383</text:p>
          </table:table-cell>
          <table:table-cell table:formula="of:=AVERAGE([.E4:.E25])" office:value-type="float" office:value="0.152743113826041" calcext:value-type="float">
            <text:p>0.152743113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HOUGH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) Need to combine SNR and SSIM so we only use one metric to determine which is the “best” resu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 SNR on its own is not good enough i.e. image can be blank lols. SSIM on its own is also not good enough i.e. image can be identical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0:19:48.651403494</meta:creation-date>
    <dc:date>2019-04-03T12:33:54.073634942</dc:date>
    <meta:editing-duration>PT1H19M42S</meta:editing-duration>
    <meta:editing-cycles>24</meta:editing-cycles>
    <meta:generator>LibreOffice/5.1.6.2$Linux_X86_64 LibreOffice_project/10m0$Build-2</meta:generator>
    <meta:document-statistic meta:table-count="1" meta:cell-count="127" meta:object-count="0"/>
  </office:meta>
</office:document-meta>
</file>